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erif" fo:font-size="16pt" fo:font-style="normal" style:text-underline-style="none" fo:font-weight="normal" officeooo:rsid="00590e94" officeooo:paragraph-rsid="00074694" style:font-size-asian="14pt" style:font-style-asian="normal" style:font-weight-asian="normal" style:font-size-complex="16pt" style:font-style-complex="normal" style:font-weight-complex="normal"/>
    </style:style>
    <style:style style:name="P2" style:family="paragraph" style:parent-style-name="Standard">
      <style:paragraph-properties fo:text-align="end" style:justify-single-word="false"/>
      <style:text-properties style:font-name="Liberation Serif" officeooo:paragraph-rsid="00074694"/>
    </style:style>
    <style:style style:name="P3" style:family="paragraph" style:parent-style-name="Standard">
      <style:paragraph-properties fo:text-align="end" style:justify-single-word="false"/>
      <style:text-properties style:font-name="Liberation Serif" fo:font-size="12pt" officeooo:paragraph-rsid="00074694" style:font-size-asian="12pt"/>
    </style:style>
    <style:style style:name="P4" style:family="paragraph" style:parent-style-name="Standard">
      <style:paragraph-properties fo:text-align="center" style:justify-single-word="false"/>
      <style:text-properties style:font-name="Liberation Serif" fo:font-size="12pt" officeooo:paragraph-rsid="00074694" style:font-size-asian="12pt"/>
    </style:style>
    <style:style style:name="P5"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590e94" officeooo:paragraph-rsid="00074694"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74694" officeooo:paragraph-rsid="00074694"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74694" officeooo:paragraph-rsid="000b6b3e"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91917" officeooo:paragraph-rsid="00091917"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c294a" officeooo:paragraph-rsid="000c294a"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c294a" officeooo:paragraph-rsid="000f2d88"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c294a" officeooo:paragraph-rsid="000f5e5c"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0f5e5c" officeooo:paragraph-rsid="000f5e5c"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0d983" officeooo:paragraph-rsid="0010d983"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16026" officeooo:paragraph-rsid="00116026"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16026" officeooo:paragraph-rsid="0012703e"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2703e" officeooo:paragraph-rsid="0012703e"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406d9" officeooo:paragraph-rsid="001406d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erif" fo:font-size="20pt" fo:font-weight="bold" officeooo:rsid="00074694" officeooo:paragraph-rsid="00074694" style:font-size-asian="20pt" style:font-weight-asian="bold"/>
    </style:style>
    <style:style style:name="P19" style:family="paragraph" style:parent-style-name="Standard">
      <style:paragraph-properties fo:line-height="150%" fo:text-align="center" style:justify-single-word="false"/>
      <style:text-properties style:font-name="Liberation Serif" fo:font-size="18pt" fo:font-style="italic" style:text-underline-style="none" fo:font-weight="normal" officeooo:rsid="00590e94" officeooo:paragraph-rsid="00074694" style:font-size-asian="18pt" style:font-style-asian="italic" style:font-weight-asian="normal" style:font-style-complex="italic" style:font-weight-complex="normal"/>
    </style:style>
    <style:style style:name="P20" style:family="paragraph" style:parent-style-name="Standard">
      <style:paragraph-properties fo:line-height="150%" fo:text-align="center" style:justify-single-word="false"/>
      <style:text-properties style:font-name="Liberation Serif" fo:font-size="18pt" fo:font-style="italic" style:text-underline-style="none" fo:font-weight="normal" officeooo:rsid="00074694" officeooo:paragraph-rsid="00074694" style:font-size-asian="18pt" style:font-style-asian="italic" style:font-weight-asian="normal" style:font-style-complex="italic" style:font-weight-complex="normal"/>
    </style:style>
    <style:style style:name="P21" style:family="paragraph" style:parent-style-name="Standard">
      <style:paragraph-properties fo:line-height="150%" fo:text-align="center" style:justify-single-word="false"/>
      <style:text-properties style:font-name="Liberation Serif" fo:font-size="14pt" fo:font-style="normal" style:text-underline-style="none" fo:font-weight="bold" officeooo:rsid="002428dc" officeooo:paragraph-rsid="00074694"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center" style:justify-single-word="false"/>
      <style:text-properties style:font-name="Liberation Serif" fo:font-size="14pt" fo:font-style="normal" style:text-underline-style="none" fo:font-weight="normal" officeooo:rsid="00091917" officeooo:paragraph-rsid="00091917"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center" style:justify-single-word="false"/>
      <style:text-properties style:font-name="Liberation Serif" fo:font-size="14pt" fo:font-style="normal" style:text-underline-style="none" fo:font-weight="normal" officeooo:rsid="00091917" officeooo:paragraph-rsid="000f5e5c" style:font-size-asian="12.25pt"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text-properties style:font-name="Liberation Serif" fo:font-size="14pt" fo:font-style="normal" style:text-underline-style="none" fo:font-weight="normal" officeooo:rsid="00074694" officeooo:paragraph-rsid="000b6b3e" style:font-size-asian="12.25pt" style:font-style-asian="normal" style:font-weight-asian="normal" style:font-size-complex="14pt" style:font-style-complex="normal" style:font-weight-complex="normal"/>
    </style:style>
    <style:style style:name="P25" style:family="paragraph" style:parent-style-name="Standard">
      <style:paragraph-properties fo:line-height="150%" fo:text-align="end" style:justify-single-word="false"/>
      <style:text-properties officeooo:paragraph-rsid="00074694"/>
    </style:style>
    <style:style style:name="P26" style:family="paragraph" style:parent-style-name="Standard">
      <style:paragraph-properties fo:line-height="150%" fo:text-align="center" style:justify-single-word="false"/>
      <style:text-properties fo:font-size="14pt" fo:font-weight="bold" officeooo:rsid="0022f39d" officeooo:paragraph-rsid="00074694"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font-weight="bold" officeooo:rsid="0022f39d" officeooo:paragraph-rsid="00074694"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style="italic" fo:font-weight="bold" officeooo:rsid="0022f39d" officeooo:paragraph-rsid="00074694" style:font-size-asian="14pt" style:font-style-asian="italic" style:font-weight-asian="bold" style:font-size-complex="14pt" style:font-style-complex="italic" style:font-weight-complex="bold"/>
    </style:style>
    <style:style style:name="P29" style:family="paragraph" style:parent-style-name="Standard">
      <style:paragraph-properties fo:line-height="150%" fo:text-align="center" style:justify-single-word="false" fo:break-before="page"/>
      <style:text-properties style:font-name="Liberation Serif" fo:font-size="14pt" fo:font-style="normal" style:text-underline-style="none" fo:font-weight="bold" officeooo:rsid="002428dc" officeooo:paragraph-rsid="00074694" style:font-size-asian="14pt" style:font-style-asian="normal" style:font-weight-asian="bold" style:font-size-complex="14pt" style:font-style-complex="normal" style:font-weight-complex="bold"/>
    </style:style>
    <style:style style:name="P30" style:family="paragraph" style:parent-style-name="Standard">
      <style:paragraph-properties fo:line-height="150%" fo:text-align="center" style:justify-single-word="false" fo:break-before="page"/>
      <style:text-properties style:font-name="Liberation Serif" fo:font-size="14pt" fo:font-style="normal" style:text-underline-style="none" fo:font-weight="normal" officeooo:rsid="00091917" officeooo:paragraph-rsid="00091917" style:font-size-asian="12.25pt" style:font-style-asian="normal" style:font-weight-asian="normal" style:font-size-complex="14pt" style:font-style-complex="normal" style:font-weight-complex="normal"/>
    </style:style>
    <style:style style:name="P31" style:family="paragraph" style:parent-style-name="Standard">
      <style:paragraph-properties fo:line-height="150%" fo:text-align="center" style:justify-single-word="false" fo:break-before="page"/>
      <style:text-properties style:font-name="Liberation Serif" fo:font-size="14pt" fo:font-style="normal" style:text-underline-style="none" fo:font-weight="normal" officeooo:rsid="000f5e5c" officeooo:paragraph-rsid="000f5e5c" style:font-size-asian="12.25pt" style:font-style-asian="normal" style:font-weight-asian="normal" style:font-size-complex="14pt" style:font-style-complex="normal" style:font-weight-complex="normal"/>
    </style:style>
    <style:style style:name="P32" style:family="paragraph" style:parent-style-name="Standard">
      <style:paragraph-properties fo:line-height="150%" fo:text-align="center" style:justify-single-word="false" fo:break-before="page"/>
      <style:text-properties style:font-name="Liberation Serif" fo:font-size="14pt" fo:font-style="normal" style:text-underline-style="none" fo:font-weight="normal" officeooo:rsid="000c19bb" officeooo:paragraph-rsid="000c19bb" style:font-size-asian="14pt" style:font-style-asian="normal" style:font-weight-asian="normal" style:font-size-complex="14pt" style:font-style-complex="normal" style:font-weight-complex="normal"/>
    </style:style>
    <style:style style:name="P33" style:family="paragraph" style:parent-style-name="Standard" style:master-page-name="Standard">
      <style:paragraph-properties fo:line-height="150%" fo:text-align="center" style:justify-single-word="false" style:page-number="1" fo:break-before="page"/>
      <style:text-properties fo:font-weight="bold" officeooo:rsid="0022f39d" officeooo:paragraph-rsid="00074694" style:font-weight-asian="bold" style:font-weight-complex="bold"/>
    </style:style>
    <style:style style:name="P34" style:family="paragraph" style:parent-style-name="Standard">
      <style:paragraph-properties fo:line-height="150%" fo:text-align="justify" style:justify-single-word="false"/>
      <style:text-properties fo:font-size="14pt" fo:font-weight="bold" officeooo:rsid="0022f39d" officeooo:paragraph-rsid="00074694"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fo:font-size="14pt" fo:font-weight="bold" officeooo:rsid="0022f39d" officeooo:paragraph-rsid="00192e85" style:font-size-asian="14pt" style:font-weight-asian="bold" style:font-size-complex="14pt" style:font-weight-complex="bold"/>
    </style:style>
    <style:style style:name="P36"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590e94" officeooo:paragraph-rsid="00074694"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92e85" officeooo:paragraph-rsid="00192e85"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16026" officeooo:paragraph-rsid="00192e85"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ace90" officeooo:paragraph-rsid="001ace90"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 fo:font-size="12pt" fo:font-style="normal" style:text-underline-style="none" fo:font-weight="normal" officeooo:rsid="001b2ed0" officeooo:paragraph-rsid="001b2ed0"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text-align="center" style:justify-single-word="false"/>
      <style:text-properties style:font-name="Liberation Serif" fo:font-size="14pt" fo:font-style="normal" style:text-underline-style="none" fo:font-weight="normal" officeooo:rsid="00192e85" officeooo:paragraph-rsid="00192e85"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50%" fo:text-align="center" style:justify-single-word="false" fo:break-before="page"/>
      <style:text-properties style:font-name="Liberation Serif" fo:font-size="14pt" fo:font-style="normal" style:text-underline-style="none" fo:font-weight="normal" officeooo:rsid="00192e85" officeooo:paragraph-rsid="00192e85" style:font-size-asian="14pt" style:font-style-asian="normal" style:font-weight-asian="normal" style:font-size-complex="14pt" style:font-style-complex="normal" style:font-weight-complex="normal"/>
    </style:style>
    <style:style style:name="T1" style:family="text">
      <style:text-properties fo:font-size="12pt" style:font-size-asian="12pt"/>
    </style:style>
    <style:style style:name="T2" style:family="text">
      <style:text-properties fo:font-size="12pt" officeooo:rsid="00590e94" style:font-size-asian="12pt"/>
    </style:style>
    <style:style style:name="T3" style:family="text">
      <style:text-properties style:font-name="Liberation Serif" fo:font-size="12pt" fo:font-style="normal" style:text-underline-style="none" fo:font-weight="normal" officeooo:rsid="00590e94" style:font-size-asian="12pt" style:font-style-asian="normal" style:font-weight-asian="normal" style:font-style-complex="normal" style:font-weight-complex="normal"/>
    </style:style>
    <style:style style:name="T4" style:family="text">
      <style:text-properties officeooo:rsid="00074694"/>
    </style:style>
    <style:style style:name="T5" style:family="text">
      <style:text-properties officeooo:rsid="00091917"/>
    </style:style>
    <style:style style:name="T6" style:family="text">
      <style:text-properties fo:font-style="italic" style:font-style-asian="italic" style:font-style-complex="italic"/>
    </style:style>
    <style:style style:name="T7" style:family="text">
      <style:text-properties fo:font-style="italic" officeooo:rsid="0009805b" style:font-style-asian="italic" style:font-style-complex="italic"/>
    </style:style>
    <style:style style:name="T8" style:family="text">
      <style:text-properties fo:font-style="italic" officeooo:rsid="000f2d88" style:font-style-asian="italic" style:font-style-complex="italic"/>
    </style:style>
    <style:style style:name="T9" style:family="text">
      <style:text-properties fo:font-style="italic" officeooo:rsid="0010d983" style:font-style-asian="italic" style:font-style-complex="italic"/>
    </style:style>
    <style:style style:name="T10" style:family="text">
      <style:text-properties fo:font-style="italic" officeooo:rsid="00074694" style:font-style-asian="italic" style:font-style-complex="italic"/>
    </style:style>
    <style:style style:name="T11" style:family="text">
      <style:text-properties officeooo:rsid="0009805b"/>
    </style:style>
    <style:style style:name="T12" style:family="text">
      <style:text-properties officeooo:rsid="000b6b3e"/>
    </style:style>
    <style:style style:name="T13" style:family="text">
      <style:text-properties officeooo:rsid="000c19bb"/>
    </style:style>
    <style:style style:name="T14" style:family="text">
      <style:text-properties officeooo:rsid="000c294a"/>
    </style:style>
    <style:style style:name="T15" style:family="text">
      <style:text-properties officeooo:rsid="000d3cd8"/>
    </style:style>
    <style:style style:name="T16" style:family="text">
      <style:text-properties officeooo:rsid="000f2d88"/>
    </style:style>
    <style:style style:name="T17" style:family="text">
      <style:text-properties officeooo:rsid="00590e94"/>
    </style:style>
    <style:style style:name="T18" style:family="text">
      <style:text-properties officeooo:rsid="000f5e5c"/>
    </style:style>
    <style:style style:name="T19" style:family="text">
      <style:text-properties officeooo:rsid="0010d983"/>
    </style:style>
    <style:style style:name="T20" style:family="text">
      <style:text-properties officeooo:rsid="001120ad"/>
    </style:style>
    <style:style style:name="T21" style:family="text">
      <style:text-properties officeooo:rsid="00116026"/>
    </style:style>
    <style:style style:name="T22" style:family="text">
      <style:text-properties officeooo:rsid="0012703e"/>
    </style:style>
    <style:style style:name="T23" style:family="text">
      <style:text-properties officeooo:rsid="001406d9"/>
    </style:style>
    <style:style style:name="T24" style:family="text">
      <style:text-properties officeooo:rsid="0015571c"/>
    </style:style>
    <style:style style:name="T25" style:family="text">
      <style:text-properties officeooo:rsid="00166458"/>
    </style:style>
    <style:style style:name="T26" style:family="text">
      <style:text-properties officeooo:rsid="00192e85"/>
    </style:style>
    <style:style style:name="T27" style:family="text">
      <style:text-properties officeooo:rsid="001ace90"/>
    </style:style>
    <style:style style:name="T28" style:family="text">
      <style:text-properties officeooo:rsid="001b2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Ingrid GUIMARÃES, </text:span>Yagmur OZTURK <text:span text:style-name="T4">et </text:span><text:span text:style-name="T3">Perrine MAUREL</text:span></text:p>
      <text:p text:style-name="P2"><text:span text:style-name="T1">Master 1 – Humanités Numériques </text:span><text:span text:style-name="T2">et Computationnelles</text:span></text:p>
      <text:p text:style-name="P3">École Nationales des Chartes</text:p>
      <text:p text:style-name="P2"><text:span text:style-name="T1">Année scolaire 202</text:span><text:span text:style-name="T2">1 </text:span><text:span text:style-name="T1">– 202</text:span><text:span text:style-name="T2">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8">Fondamentaux de l’informatique</text:p>
      <text:p text:style-name="P20">Memorials for Jane Lathrop Stanford</text:p>
      <text:p text:style-name="P19"/>
      <text:p text:style-name="P1">Rapport <text:span text:style-name="T4">de conception d’un dépôt </text:span><text:span text:style-name="T15">GitHUB</text:span></text:p>
      <text:p text:style-name="P33"><text:reference-mark-start text:name="Sommaire"/>Sommaire<text:reference-mark-end text:name="Sommaire"/></text:p>
      <text:p text:style-name="P26"/>
      <text:p text:style-name="P27">I.<text:tab/><text:reference-ref text:reference-format="text" text:ref-name="Introduction……………………………………….">Introduction</text:reference-ref></text:p>
      <text:p text:style-name="P27"/>
      <text:p text:style-name="P27">II. <text:tab/><text:reference-ref text:reference-format="text" text:ref-name="Présentation des données sources">Présentation des données sources</text:reference-ref></text:p>
      <text:p text:style-name="P27"/>
      <text:p text:style-name="P27">III. <text:tab/><text:reference-ref text:reference-format="text" text:ref-name="Données sources et retranscription">Les données sources et leur retranscription</text:reference-ref></text:p>
      <text:p text:style-name="P28"/>
      <text:p text:style-name="P27">IV. <text:tab/><text:reference-ref text:reference-format="text" text:ref-name="Projets semblables">Projets semblables</text:reference-ref></text:p>
      <text:p text:style-name="P27"/>
      <text:p text:style-name="P35">V. <text:tab/></text:p>
      <text:p text:style-name="P29"><text:reference-mark-start text:name="Introduction………………………………………."/>Introduction<text:reference-mark-end text:name="Introduction………………………………………."/></text:p>
      <text:p text:style-name="P21"/>
      <text:p text:style-name="P5">Ce rapport porte sur la <text:span text:style-name="T4">retranscription de documents manuscrits et tapuscrits sous une forme xml au format ALTO, puis à la constitution d’un GitHUB accueillant ces informations.</text:span></text:p>
      <text:p text:style-name="P5"/>
      <text:p text:style-name="P5">Ce projet a été réalisé par l'équipe composée de Ingrid GUIMARÃES, Yagmur OZTURK et Perrine MAUREL. Ce projet a été réalisé dans le cadre du Module "Fondamentaux de l’informatique" assuré <text:span text:style-name="T4">par </text:span>Thibault CLÉRICE <text:span text:style-name="T4">pour le</text:span> Master 1 HN PSL à l'Ecole Nationale des Chartes.</text:p>
      <text:p text:style-name="P5"/>
      <text:p text:style-name="P6">Le GitHUB peut être consulté <text:a xlink:type="simple" xlink:href="https://github.com/inguimdeluc/Projet_Git_HN1" text:style-name="Internet_20_link" text:visited-style-name="Visited_20_Internet_20_Link">ici</text:a>.</text:p>
      <text:p text:style-name="P6"/>
      <text:p text:style-name="P6">Les documents sources choisies sont des lettres de différents auteurs portant sur les obsèques de Jane <text:span text:style-name="T5">Lathrop Stanford. La matière est consultable </text:span><text:a xlink:type="simple" xlink:href="https://fromthepage.com/stanforduniversityarchives/jls/memorials-1905" text:style-name="Internet_20_link" text:visited-style-name="Visited_20_Internet_20_Link"><text:span text:style-name="T5">ici</text:span></text:a><text:span text:style-name="T5">.</text:span></text:p>
      <text:p text:style-name="P30"><text:reference-mark-start text:name="Présentation des données sources"/>Présentation des données sources<text:reference-mark-end text:name="Présentation des données sources"/></text:p>
      <text:p text:style-name="P22"/>
      <text:p text:style-name="P8">Les données sources ont été téléversées sur le site <text:a xlink:type="simple" xlink:href="https://fromthepage.com/" text:style-name="Internet_20_link" text:visited-style-name="Visited_20_Internet_20_Link"><text:span text:style-name="T6">From the page</text:span></text:a> par les <text:a xlink:type="simple" xlink:href="https://library.stanford.edu/spc/university-archives" text:style-name="Internet_20_link" text:visited-style-name="Visited_20_Internet_20_Link">Archives de l’Université Stanford</text:a> qui en sont les propriétaires. Elles ont ensuite été retranscrites <text:span text:style-name="T18">par des bénévoles anonymes ; c’est leur travail</text:span> nous <text:span text:style-name="T18">a</text:span> servi de base pour corriger <text:span text:style-name="T18">nos propres retranscriptions. </text:span><text:span text:style-name="T25">Pour extraire les images, nous avons utilisé un outil créé par Thibault Clérice disponible </text:span><text:a xlink:type="simple" xlink:href="https://github.com/PonteIneptique/dl-ftpage#dl-ftpage" text:style-name="Internet_20_link" text:visited-style-name="Visited_20_Internet_20_Link"><text:span text:style-name="T25">ici</text:span></text:a><text:span text:style-name="T25">.</text:span></text:p>
      <text:p text:style-name="P8"/>
      <text:p text:style-name="P7">Les documents sources choisies sont des lettres de différents auteurs portant sur les obsèques de Jane <text:span text:style-name="T5">Lathrop Stanford. </text:span><text:span text:style-name="T12">Cette figure est évidemment très importante pour l’Université Stanford dont elle est la co-fondatrice avec son époux. Elle en fut d’ailleurs la gérante principale de 1893 jusqu’à sa mort. Son décès souleva bien des émotions </text:span><text:span text:style-name="T13">puisqu’elle était une figure féminine influente de son époque ; en outre, s</text:span><text:span text:style-name="T14">a mort</text:span><text:span text:style-name="T13"> par empoisonnement ne fut jamais résolu</text:span><text:span text:style-name="T14">e ni même classée entre meurtre et suicide</text:span><text:span text:style-name="T13">. </text:span><text:span text:style-name="T16">Dans ces circonstances, la retranscription des lettres liées à ses obsèques se voulaient comme la prolongation d’un l’hommage.</text:span></text:p>
      <text:p text:style-name="P7"/>
      <text:p text:style-name="P7"><text:span text:style-name="T13">Le choix de ce corpus fut </text:span><text:span text:style-name="T16">aussi </text:span><text:span text:style-name="T13">motivé par les enjeux extra-francophones qui y reposaient :</text:span> <text:span text:style-name="T16">puisque notre groupe était composée de deux trilingues, </text:span>il n<text:span text:style-name="T13">ous semblait</text:span> intéressant d'<text:span text:style-name="T13">importer</text:span> des documents dans une autre langue <text:span text:style-name="T15">que le français </text:span>et <text:span text:style-name="T15">provenant </text:span>d'un autre espace-temporalité <text:span text:style-name="T15">que celui de la France</text:span>. <text:span text:style-name="T13">L’anglais étant une </text:span><text:span text:style-name="T15">langue </text:span><text:span text:style-name="T16">quasi-</text:span><text:span text:style-name="T15">universelle</text:span><text:span text:style-name="T13">, elle fut donc sélectionnée.</text:span></text:p>
      <text:p text:style-name="P7"/>
      <text:p text:style-name="P7"><text:span text:style-name="T13">Le fait d’</text:span>accéder à ces archives et <text:span text:style-name="T13">de </text:span>réfléchir à <text:span text:style-name="T13">l’</text:span>histoire institutionnelle de Stanford permet de comprendre la mise en place et le maintien d'institutions universitaires, <text:span text:style-name="T13">à l’échelle individuelle de leurs fondateurs</text:span>. Par comparaison, <text:span text:style-name="T13">il est impossible dans d’autre</text:span><text:span text:style-name="T14">s</text:span><text:span text:style-name="T13"> pays de monter</text:span> des universités et de <text:span text:style-name="T13">favoriser </text:span>la recherche scientifique <text:span text:style-name="T13">autrement </text:span>que par le biais d’<text:span text:style-name="T13">initiatives gouvernementales</text:span>. <text:span text:style-name="T14">Ces réflexions, parallèles au choix du corpus et qui ont motivé ce choix, n’ont toutefois pas été explorées plus en détail </text:span><text:span text:style-name="T16">car ce n’était pas l’objet de notre mission</text:span><text:span text:style-name="T14">.</text:span></text:p>
      <text:p text:style-name="P7"/>
      <text:p text:style-name="P13">Pour sélectionner les lettres, nous avons tout d’abord voulu établir une notion de ‘page’ qui devait permettre une quantité de travail équivalente à répartir entre les trois membres de l’équipe. Pour calculer la taille d’une page en nombre de caractères, nous avons fait une moyenne sur une dizaine de lettres tirées aléatoirement, en partant de leur retranscription sur <text:span text:style-name="T6">From the page</text:span> : nous sommes arrivées à une moyenne de 572 caractères, arrondie à 600 caractères pour les biens du corpus. Une page est donc constituée d’une ou de plusieurs lettres dont le nombre de caractère total est au minimum de 600 caractères. <text:span text:style-name="T27">En consultation avec le professeur, c</text:span>haque membre de l’équipe <text:span text:style-name="T27">devait </text:span><text:soft-page-break/><text:span text:style-name="T27">avoir</text:span> au moins 10 pages de retranscription, soit 6000 caractères ; nous avons laissé à chacune la possibilité d’étendre son corpus si souhaité.</text:p>
      <text:p text:style-name="P7"/>
      <text:p text:style-name="P11">Les lettres sélectionnées étaient les lettres : 42, 43, 46, 49, 50, 54, 57 à 60, 69, 75, 76 <text:span text:style-name="T16">[</text:span><text:span text:style-name="T21">section 1, </text:span><text:span text:style-name="T16">retranscrites par Perrine MAUREL]</text:span> ; <text:span text:style-name="T15">80 à 93 </text:span><text:span text:style-name="T16">[</text:span><text:span text:style-name="T21">section 2, </text:span><text:span text:style-name="T16">retranscrites par </text:span><text:span text:style-name="T17">Ingrid GUIMARÃES</text:span><text:span text:style-name="T16">]</text:span><text:span text:style-name="T15"> ;</text:span> 241 à 242 <text:s/><text:span text:style-name="T18">[</text:span><text:span text:style-name="T21">section 3, </text:span><text:span text:style-name="T18">retranscrites par Yagmur OZTURK]</text:span>. <text:span text:style-name="T18">La première section retranscrite servait à donner un échantillon des divers documents présents au sein du corpus ; les deux autres sections, continues, voulaient étudier la retranscription sur une continuité ininterrompue.</text:span></text:p>
      <text:p text:style-name="P11"/>
      <text:p text:style-name="P14">La section 1 contient comme lettres notables : la lettre 42, qui consiste en une lettre d’excuse indiquant que certaines personnes ont été refoulées à l’entrée du service prononcés en l’honneur de Jane Lathrop Stanford en raison du grand nombre de personnes voulant y assister ; les lettres 57, 58 et 59 prennent à partie un médecin en l’accusant de vouloir cacher l’empoisonnement de Jane Lathrop Stanford ; les lettres 75 et 76 rapportent l’instance d’un inconnu voulant obtenir pour lui et sa fille des ‘tickets’ pour assister aux funérailles en argumentant qu’il est inscrit à la bibliothèque de l’université. Les autres lettres de la section 1 et des section 2 et 3 traitent de l’organisation des obsèques, des invités et des <text:span text:style-name="T22">porteurs.</text:span></text:p>
      <text:p text:style-name="P10"/>
      <text:p text:style-name="P10"><text:span text:style-name="T16">Ces lettres ne présentaient pas de difficultés particulières en dehors de la présence éventuelle d’images et leur caractère </text:span><text:span text:style-name="T23">parfois </text:span><text:span text:style-name="T16">manuscrit ; l’utilisation en référence des retranscriptions faites sur </text:span><text:span text:style-name="T8">From the page</text:span><text:span text:style-name="T16"> a permis de contourner ce dernier obstacle. </text:span><text:span text:style-name="T18">En outre, les documents étaient relativement récents, en très bon état et plutôt lisibles.</text:span></text:p>
      <text:p text:style-name="P31"><text:reference-mark-start text:name="Données sources et retranscription"/>Les données sources et leur retranscription<text:reference-mark-end text:name="Données sources et retranscription"/></text:p>
      <text:p text:style-name="P23"/>
      <text:p text:style-name="P12">Ces données sources<text:span text:style-name="T5"> </text:span>ont ensuite été retranscrites par nos soins en utilisant le site et logiciel<text:span text:style-name="T11"> </text:span><text:a xlink:type="simple" xlink:href="https://traces6.paris.inria.fr/" text:style-name="Internet_20_link" text:visited-style-name="Visited_20_Internet_20_Link"><text:span text:style-name="T6">eSc</text:span></text:a><text:a xlink:type="simple" xlink:href="https://traces6.paris.inria.fr/" text:style-name="Internet_20_link" text:visited-style-name="Visited_20_Internet_20_Link"><text:span text:style-name="T7">riptorium</text:span></text:a><text:span text:style-name="T5">.</text:span></text:p>
      <text:p text:style-name="P12"/>
      <text:p text:style-name="P12">Notre retranscription en elle-même a cherché à retranscrire le texte<text:span text:style-name="T6"> </text:span><text:span text:style-name="T9">ipsis litteris</text:span><text:span text:style-name="T19">,</text:span><text:span text:style-name="T6"> </text:span>sans le corriger, en conservant donc les erreurs éventuelles intrinsèques au document. Il convient toutefois de noter que dans certains cas, les documents présentaient des mentions imprécises qui n’avaient pas été prises en compte par les retranscriptions originelles, ou alors qui avaient été soulignées comme étant une retranscription incertaine. Nous avons alors fait le choix d’être plus exhaustif que la retranscription originelle si possible, et nous avons parfois fait des choix de retranscription différents sur la base de notre ressenti <text:span text:style-name="T19">visuel lors du travail</text:span>. <text:span text:style-name="T19">En raison de ces choix, la taille d’une page s’est donc parfois avérée rallongée par rapport à l’estimation première.</text:span></text:p>
      <text:p text:style-name="P9"/>
      <text:p text:style-name="P13">La retranscription s’est donc faite grâce à la délimitation de lignes, puis de masques à partir de ces lignes. Il existe au moins une instance de document où les masques n’ont pas été calculés en raison de la reconnaissance très mal avisée qu’avait <text:span text:style-name="T6">eScriptorium</text:span>. Ces données, qui ont été réunies page par page, ont ensuite été exportées une à une en fichiers .xml au format ALTO.</text:p>
      <text:p text:style-name="P13"/>
      <text:p text:style-name="P13">Chaque page se voit donc associer un fichier .xml. <text:span text:style-name="T20">Dans certains </text:span><text:span text:style-name="T24">c</text:span><text:span text:style-name="T20">as, une page constituée de plusieurs lettres se voit associer un fichier .xml par lettre.</text:span></text:p>
      <text:p text:style-name="P13"/>
      <text:p text:style-name="P17">Il convient de soulever quelques difficultés associées à eScriptorium : les masques ont déjà été mentionnés plus haut. De même, l’organisation de certaines lignes était parfois arbitrairement changée par le logiciel : la page 9 de la section 1 est constituée de la lettre 69, très fournie en lignes différentes. Lors de l’export ou du calcul des masques, les lignes et leurs correspondances dans la zone d’édition manuelle étaient changées, si bien qu’une retranscription complètement correcte n’a pas pu être obtenue malgré trois exports différemment agencés à chaque fois.</text:p>
      <text:p text:style-name="P32"><text:reference-mark-start text:name="Projets semblables"/>Projets semblables<text:reference-mark-end text:name="Projets semblables"/></text:p>
      <text:p text:style-name="P24"/>
      <text:p text:style-name="P38">Il convient de citer, naturellement, le projet source <text:span text:style-name="T10">Jane Lathrop Stanford Papers</text:span> dont nous avons tiré nos retranscriptions : <text:span text:style-name="T22">ce dernier n’a pas utilisé de logiciel aussi développé qu’eScriptorium, ce qui explique que les données soient alors plus fournies dans notre retranscription que dans la leur. </text:span><text:span text:style-name="T4">Le projet </text:span><text:span text:style-name="T22">est toutefois</text:span><text:span text:style-name="T4"> bien avancé en termes de numérisation et </text:span><text:span text:style-name="T22">de re</text:span><text:span text:style-name="T4">transcription. Cependant, il n'existe toujours pas de modèles TEI : </text:span><text:span text:style-name="T22">nous avions prévu au départ de faire cela avant de rectifier nos objectifs de travail. Cela pourrait toutefois être une piste de réflexion pour prolonger notre projet. </text:span><text:span text:style-name="T26">Le modèle TEI est déjà créé et peut être consulté </text:span><text:a xlink:type="simple" xlink:href="https://github.com/inguimdeluc/Projet_Git_HN1/issues/5#issuecomment-1018463379" text:style-name="Internet_20_link" text:visited-style-name="Visited_20_Internet_20_Link"><text:span text:style-name="T26">ici</text:span></text:a><text:span text:style-name="T26">.</text:span></text:p>
      <text:p text:style-name="P15"/>
      <text:p text:style-name="P16">Les projets de nos camarades dans le cadre du module sont autant d’efforts louables, notables et érudits qu’il convient de citer de même.</text:p>
      <text:p text:style-name="P16"/>
      <text:p text:style-name="P16"/>
      <text:p text:style-name="P8"/>
      <text:p text:style-name="P5"/>
      <text:p text:style-name="P5"/>
      <text:p text:style-name="P42">Bibliographie et Sitographie</text:p>
      <text:p text:style-name="P41"/>
      <text:p text:style-name="P37">GitHUB du projet : <text:a xlink:type="simple" xlink:href="https://github.com/inguimdeluc/Projet_Git_HN1" text:style-name="Internet_20_link" text:visited-style-name="Visited_20_Internet_20_Link">https://github.com/inguimdeluc/Projet_Git_HN1</text:a></text:p>
      <text:p text:style-name="P37"/>
      <text:p text:style-name="P39">GitHUB d<text:span text:style-name="T28">u module, Thibault Clérice : </text:span><text:a xlink:type="simple" xlink:href="https://github.com/PonteIneptique/cours-git" text:style-name="Internet_20_link" text:visited-style-name="Visited_20_Internet_20_Link"><text:span text:style-name="T28">https://github.com/PonteIneptique/cours-git</text:span></text:a></text:p>
      <text:p text:style-name="P39"/>
      <text:p text:style-name="P40">Méthode d’extraction des images, Thibault Clérice : <text:a xlink:type="simple" xlink:href="https://github.com/PonteIneptique/dl-ftpage" text:style-name="Internet_20_link" text:visited-style-name="Visited_20_Internet_20_Link">https://github.com/PonteIneptique/dl-ftpage</text:a></text:p>
      <text:p text:style-name="P40"/>
      <text:p text:style-name="P40">Agier, M. (2019). <text:span text:style-name="T6">La vérité du terrain: Réflexions sur l’enquête ethnographique, le savoir et la parole des anthropologues</text:span>. Monde commun, 2, 28-46 : <text:a xlink:type="simple" xlink:href="https://doi.org/10.3917/moco.002.0028" text:style-name="Internet_20_link" text:visited-style-name="Visited_20_Internet_20_Link">https://doi.org/10.3917/moco.002.0028</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19:09:47.694000000</meta:creation-date>
    <dc:date>2022-01-27T12:21:34.384000000</dc:date>
    <meta:editing-duration>PT33M52S</meta:editing-duration>
    <meta:editing-cycles>10</meta:editing-cycles>
    <meta:generator>LibreOffice/7.0.4.2$Windows_X86_64 LibreOffice_project/dcf040e67528d9187c66b2379df5ea4407429775</meta:generator>
    <meta:document-statistic meta:table-count="0" meta:image-count="0" meta:object-count="0" meta:page-count="9" meta:paragraph-count="41" meta:word-count="1344" meta:character-count="8738" meta:non-whitespace-character-count="7427"/>
  </office:meta>
</office:document-meta>
</file>